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T2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 fo:language="en" fo:country="US"/>
    </style:style>
    <style:style style:name="T5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 fo:language="en" fo:country="US"/>
    </style:style>
    <style:style style:name="T7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color="#1F497D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9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9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/>
      <text:p text:style-name="Обычный"><text:span text:style-name="T2">1.</text:span><text:span text:style-name="T3">&lt;</text:span><text:span text:style-name="T4">tickets</text:span><text:span text:style-name="T5">&gt;&lt;/</text:span><text:span text:style-name="T6">tickets</text:span><text:span text:style-name="T7">&gt;<text:s/></text:span><text:span text:style-name="T8">-<text:s/></text:span><text:span text:style-name="T9">корневой</text:span><text:span text:style-name="T10"><text:s/></text:span><text:span text:style-name="T11">элемент</text:span><text:span text:style-name="T12"><text:s/></text:span><text:span text:style-name="T13">билета</text:span><text:span text:style-name="T14">.</text:span></text:p>
      <text:p text:style-name="Обычный"><text:span text:style-name="T15">2.</text:span><text:span text:style-name="T16">&lt;</text:span><text:span text:style-name="T17">ticket</text:span><text:span text:style-name="T18">&gt;</text:span><text:span text:style-name="T19"><text:s/>-</text:span><text:span text:style-name="T20"><text:s/>содержит все данные билета. Имеет обязательный атрибут –<text:s/></text:span><text:span text:style-name="T21">number</text:span><text:span text:style-name="T22"><text:s/>(</text:span><text:span text:style-name="T23">номер билета</text:span><text:span text:style-name="T24">)</text:span><text:span text:style-name="T25">.<text:s/></text:span><text:span text:style-name="T26">Имеет</text:span><text:span text:style-name="T27"><text:s/></text:span><text:span text:style-name="T28">вложенные</text:span><text:span text:style-name="T29"><text:s/></text:span><text:span text:style-name="T30">теги</text:span><text:span text:style-name="T31">:<text:s/></text:span><text:span text:style-name="T32">&lt;</text:span><text:span text:style-name="T33">d</text:span><text:span text:style-name="T34">isciplina</text:span><text:span text:style-name="T35">&gt;</text:span><text:span text:style-name="T36">,<text:s/></text:span><text:span text:style-name="T37">&lt;</text:span><text:span text:style-name="T38">q</text:span><text:span text:style-name="T39">uestions</text:span><text:span text:style-name="T40">&gt;</text:span><text:span text:style-name="T41">,<text:s/></text:span><text:span text:style-name="T42">&lt;</text:span><text:span text:style-name="T43">c</text:span><text:span text:style-name="T44">afedra</text:span><text:span text:style-name="T45">&gt;</text:span><text:span text:style-name="T46">,<text:s/></text:span><text:span text:style-name="T47">&lt;</text:span><text:span text:style-name="T48">z</text:span><text:span text:style-name="T49">avcaf</text:span><text:span text:style-name="T50">&gt;</text:span><text:span text:style-name="T51">.</text:span></text:p>
      <text:p text:style-name="Обычный"><text:span text:style-name="T52">3.</text:span><text:span text:style-name="T53">&lt;</text:span><text:span text:style-name="T54">questions</text:span><text:span text:style-name="T55">&gt;</text:span><text:span text:style-name="T56"><text:s/>-</text:span><text:span text:style-name="T57"><text:s/></text:span><text:span text:style-name="T58">содержит все вопросы билета</text:span><text:span text:style-name="T59">.</text:span><text:span text:style-name="T60"><text:s/></text:span><text:span text:style-name="T61">Каждый из которых находится в теге<text:s/></text:span><text:span text:style-name="T62">4.</text:span><text:span text:style-name="T63">&lt;</text:span><text:span text:style-name="T64">question</text:span><text:span text:style-name="T65">&gt;</text:span><text:span text:style-name="T66"><text:s/></text:span><text:span text:style-name="T67">, который имеет обязательный атрибут –<text:s/></text:span><text:span text:style-name="T68">number</text:span><text:span text:style-name="T69"><text:s/>(</text:span><text:span text:style-name="T70">номер вопроса в билете</text:span><text:span text:style-name="T71">)</text:span><text:span text:style-name="T72">. Имеет вложенный тег<text:s/></text:span><text:span text:style-name="T73">&lt;</text:span><text:span text:style-name="T74">questext</text:span><text:span text:style-name="T75">&gt;</text:span><text:span text:style-name="T76">.</text:span></text:p>
      <text:p text:style-name="Обычный"><text:span text:style-name="T77">5.<text:s/></text:span><text:span text:style-name="T78">&lt;<text:s/></text:span><text:span text:style-name="T79">questext</text:span><text:span text:style-name="T80"><text:s/>&gt;</text:span><text:span text:style-name="T81"><text:s/>-<text:s/></text:span><text:span text:style-name="T82">содержит текст вопроса.</text:span></text:p>
      <text:p text:style-name="Обычный"><text:span text:style-name="T83">6.</text:span><text:span text:style-name="T84"><text:s/>&lt;<text:s/></text:span><text:span text:style-name="T85">disciplina</text:span><text:span text:style-name="T86"><text:s/>&gt;</text:span><text:span text:style-name="T87"><text:s/>-<text:s/></text:span><text:span text:style-name="T88">содержит название дисциплины.</text:span></text:p>
      <text:p text:style-name="Обычный"><text:span text:style-name="T89">7. &lt;</text:span><text:span text:style-name="T90">cafedra</text:span><text:span text:style-name="T91">&gt;</text:span><text:span text:style-name="T92"><text:s/>- содержит название кафедры.</text:span></text:p>
      <text:p text:style-name="Обычный"><text:span text:style-name="T93">8. &lt;</text:span><text:span text:style-name="T94">zavcaf</text:span><text:span text:style-name="T95">&gt;</text:span><text:span text:style-name="T96"><text:s/>- содержит имя заведующего кафедрой.</text:span></text:p>
      <text:p text:style-name="P97">При составлении списка вопросов используются следующие теги:</text:p>
      <text:p text:style-name="P98">@ -<text:s/>между этими символами пишется текст вопроса.</text:p>
      <text:p text:style-name="P99">$ -<text:s/>между этими символами задается сложность вопроса.</text:p>
      <text:p text:style-name="Обычный"><text:span text:style-name="T100"># -<text:s/></text:span><text:span text:style-name="T101">между этими символами пишется тема вопроса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ePack by SPecialiST</meta:initial-creator>
    <dc:creator>RePack by SPecialiST</dc:creator>
    <meta:creation-date>2016-04-25T09:55:00Z</meta:creation-date>
    <dc:date>2016-04-25T10:03:00Z</dc:date>
    <meta:template xlink:href="Normal.dotm" xlink:type="simple"/>
    <meta:editing-cycles>3</meta:editing-cycles>
    <meta:editing-duration>PT180S</meta:editing-duration>
    <meta:document-statistic meta:page-count="1" meta:paragraph-count="1" meta:word-count="120" meta:character-count="803" meta:row-count="5" meta:non-whitespace-character-count="684"/>
  </office:meta>
</office:document-meta>
</file>